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automatic-styles>
    <style:style style:name="P1" style:family="paragraph" style:parent-style-name="Standard">
      <style:paragraph-properties fo:margin-left="0.3cm" fo:margin-right="0.3cm" fo:text-align="center" style:justify-single-word="false" fo:text-indent="0cm" style:auto-text-indent="false"/>
      <style:text-properties fo:color="#ff3333" loext:opacity="100%" officeooo:rsid="0019bbfc" officeooo:paragraph-rsid="0019bbfc"/>
    </style:style>
    <style:style style:name="P2"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ba9ec" officeooo:paragraph-rsid="001ba9ec" style:font-size-asian="12.25pt" style:font-size-complex="14pt"/>
    </style:style>
    <style:style style:name="P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230ad2" style:font-size-asian="12.25pt" style:font-size-complex="14pt"/>
    </style:style>
    <style:style style:name="P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230ad2" officeooo:paragraph-rsid="001e0dbd" style:font-size-asian="12.25pt" style:font-size-complex="14pt"/>
    </style:style>
    <style:style style:name="P5"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a3d9e" style:font-size-asian="12.25pt" style:font-size-complex="14pt"/>
    </style:style>
    <style:style style:name="P6" style:family="paragraph" style:parent-style-name="Standard">
      <loext:graphic-properties draw:fill="none"/>
      <style:paragraph-properties fo:margin-left="0.499cm" fo:margin-right="0.499cm" fo:text-align="start" style:justify-single-word="false" fo:text-indent="0cm" style:auto-text-indent="false" fo:background-color="transparent"/>
      <style:text-properties fo:color="#ffffff" loext:opacity="100%" style:font-name="Arial Black" fo:font-size="14pt" officeooo:rsid="001a3d9e" officeooo:paragraph-rsid="001ba9ec" style:font-size-asian="12.25pt" style:font-size-complex="14pt"/>
    </style:style>
    <style:style style:name="P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Arial Black" fo:font-size="14pt" officeooo:rsid="001e0dbd" officeooo:paragraph-rsid="001e0dbd" style:font-size-asian="12.25pt" style:font-size-complex="14pt"/>
    </style:style>
    <style:style style:name="P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1e0dbd" officeooo:paragraph-rsid="001e0dbd" style:font-size-asian="20pt" style:font-size-complex="20pt"/>
    </style:style>
    <style:style style:name="P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ZX Spectrum-7" fo:font-size="20pt" officeooo:rsid="00230ad2" officeooo:paragraph-rsid="00230ad2" style:font-size-asian="20pt" style:font-size-complex="20pt"/>
    </style:style>
    <style:style style:name="P10"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20pt" officeooo:rsid="002a78dc" officeooo:paragraph-rsid="002a78dc" style:font-size-asian="20pt" style:font-size-complex="20pt"/>
    </style:style>
    <style:style style:name="P11"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6pt" officeooo:rsid="005684ba" officeooo:paragraph-rsid="00687712" style:font-size-asian="16pt" style:font-size-complex="16pt"/>
    </style:style>
    <style:style style:name="P12"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52428d" officeooo:paragraph-rsid="0075a3ca" style:font-size-asian="11pt" style:font-size-complex="11pt"/>
    </style:style>
    <style:style style:name="P13"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ffff" loext:opacity="100%" style:font-name="Source Serif Pro Semibold" fo:font-size="11pt" officeooo:rsid="002f6c65" officeooo:paragraph-rsid="0052428d" style:font-size-asian="11pt" style:font-size-complex="11pt"/>
    </style:style>
    <style:style style:name="P1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Bold" fo:font-size="20pt" officeooo:rsid="0025942d" officeooo:paragraph-rsid="0025942d" style:font-size-asian="20pt" style:font-size-complex="20pt"/>
    </style:style>
    <style:style style:name="P1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Arial Black" fo:font-size="14pt" officeooo:rsid="00230ad2" officeooo:paragraph-rsid="00230ad2" style:font-size-asian="12.25pt" style:font-size-complex="14pt"/>
    </style:style>
    <style:style style:name="P1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00cc00" loext:opacity="100%" style:font-name="ZX Spectrum7 Bold" fo:font-size="20pt" officeooo:rsid="002a78dc" officeooo:paragraph-rsid="002a78dc" style:font-size-asian="20pt" style:font-size-complex="20pt"/>
    </style:style>
    <style:style style:name="P1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b39f9" style:font-size-asian="12.25pt" style:font-size-complex="14pt"/>
    </style:style>
    <style:style style:name="P1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00" loext:opacity="100%" style:font-name="Arial Black" fo:font-size="14pt" officeooo:rsid="002b39f9" officeooo:paragraph-rsid="002a78dc" style:font-size-asian="12.25pt" style:font-size-complex="14pt"/>
    </style:style>
    <style:style style:name="P1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20" style:family="paragraph" style:parent-style-name="Standard">
      <loext:graphic-properties draw:fill="none"/>
      <style:paragraph-properties fo:margin-left="0cm" fo:margin-right="0.499cm" fo:text-align="center" style:justify-single-word="false" fo:text-indent="0cm" style:auto-text-indent="false" fo:background-color="transparent"/>
      <style:text-properties fo:color="#ff8000" loext:opacity="100%" style:font-name="Source Serif Pro Semibold" fo:font-size="20pt" officeooo:rsid="005684ba" officeooo:paragraph-rsid="00687712" style:font-size-asian="20pt" style:font-size-complex="20pt"/>
    </style:style>
    <style:style style:name="P21"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8000" loext:opacity="100%" style:font-name="Source Serif Pro Bold" fo:font-size="20pt" officeooo:rsid="002a78dc" officeooo:paragraph-rsid="002a78dc" style:font-size-asian="20pt" style:font-size-complex="20pt"/>
    </style:style>
    <style:style style:name="P22" style:family="paragraph" style:parent-style-name="Standard">
      <loext:graphic-properties draw:fill="none" draw:fill-image-width="0cm" draw:fill-image-height="0cm"/>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a3d9e" officeooo:paragraph-rsid="001a3d9e" style:font-size-asian="18pt" style:font-size-complex="18pt"/>
    </style:style>
    <style:style style:name="P23"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a3d9e" officeooo:paragraph-rsid="001ba9ec" style:font-size-asian="18pt" style:font-size-complex="18pt"/>
    </style:style>
    <style:style style:name="P24"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ba9ec" officeooo:paragraph-rsid="001ba9ec" style:font-size-asian="18pt" style:font-size-complex="18pt"/>
    </style:style>
    <style:style style:name="P25"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1e0dbd" officeooo:paragraph-rsid="001e0dbd" style:font-size-asian="18pt" style:font-size-complex="18pt"/>
    </style:style>
    <style:style style:name="P26"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ffffff" loext:opacity="100%" style:font-name="Source Serif Pro Semibold" fo:font-size="18pt" officeooo:rsid="002a78dc" officeooo:paragraph-rsid="002a78dc" style:font-size-asian="18pt" style:font-size-complex="18pt"/>
    </style:style>
    <style:style style:name="P27"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6db735" style:font-size-asian="16pt" style:font-size-complex="16pt"/>
    </style:style>
    <style:style style:name="P28"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6db735" officeooo:paragraph-rsid="0075a3ca" style:font-size-asian="16pt" style:font-size-complex="16pt"/>
    </style:style>
    <style:style style:name="P29"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16pt" officeooo:rsid="005684ba" officeooo:paragraph-rsid="0071db32" style:font-size-asian="16pt" style:font-size-complex="16pt"/>
    </style:style>
    <style:style style:name="P30" style:family="paragraph" style:parent-style-name="Standard">
      <loext:graphic-properties draw:fill="none"/>
      <style:paragraph-properties fo:margin-left="0cm" fo:margin-right="0.499cm" fo:text-align="start" style:justify-single-word="false" fo:text-indent="0cm" style:auto-text-indent="false" fo:background-color="transparent"/>
      <style:text-properties fo:color="#ffffff" loext:opacity="100%" style:font-name="Source Serif Pro Semibold" fo:font-size="20pt" style:text-underline-style="solid" style:text-underline-width="auto" style:text-underline-color="font-color" officeooo:rsid="005684ba" officeooo:paragraph-rsid="00687712" style:font-size-asian="20pt" style:font-size-complex="20pt"/>
    </style:style>
    <style:style style:name="P31" style:family="paragraph" style:parent-style-name="Standard">
      <loext:graphic-properties draw:fill="none"/>
      <style:paragraph-properties fo:margin-left="0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32" style:family="paragraph" style:parent-style-name="Standard">
      <loext:graphic-properties draw:fill="none"/>
      <style:paragraph-properties fo:margin-left="0.3cm" fo:margin-right="0.3cm" fo:text-align="start" style:justify-single-word="false" fo:text-indent="0cm" style:auto-text-indent="false" fo:background-color="transparent"/>
      <style:text-properties fo:color="#ffffff" loext:opacity="100%" style:font-name="Arial Black" fo:font-size="14pt" officeooo:rsid="0021ddc2" officeooo:paragraph-rsid="0021ddc2" style:font-size-asian="12.25pt" style:font-size-complex="14pt"/>
    </style:style>
    <style:style style:name="P33"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44pt" officeooo:rsid="00421ac2" officeooo:paragraph-rsid="00429748" style:font-size-asian="44pt" style:font-size-complex="44pt"/>
    </style:style>
    <style:style style:name="P34"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12pt" officeooo:rsid="00421ac2" officeooo:paragraph-rsid="00429748" style:font-size-asian="10.5pt" style:font-size-complex="12pt"/>
    </style:style>
    <style:style style:name="P35" style:family="paragraph" style:parent-style-name="Standard">
      <style:paragraph-properties fo:margin-left="0.3cm" fo:margin-right="0.3cm" fo:text-align="center" style:justify-single-word="false" fo:text-indent="0cm" style:auto-text-indent="false"/>
      <style:text-properties fo:color="#ff0000" loext:opacity="100%" style:font-name="Abduction" fo:font-size="36pt" officeooo:rsid="00421ac2" officeooo:paragraph-rsid="00429748" style:font-size-asian="31.5pt" style:font-size-complex="36pt"/>
    </style:style>
    <style:style style:name="P36" style:family="paragraph" style:parent-style-name="Standard">
      <style:paragraph-properties fo:margin-left="0.3cm" fo:margin-right="0.3cm" fo:text-align="center" style:justify-single-word="false" fo:text-indent="0cm" style:auto-text-indent="false"/>
      <style:text-properties fo:color="#b08f6e" loext:opacity="100%" style:font-name="Abduction" fo:font-size="18pt" officeooo:rsid="00421ac2" officeooo:paragraph-rsid="00429748" style:font-size-asian="18pt" style:font-size-complex="18pt"/>
    </style:style>
    <style:style style:name="P37"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30ad2" officeooo:paragraph-rsid="00230ad2" style:font-size-asian="18pt" style:font-size-complex="18pt"/>
    </style:style>
    <style:style style:name="P38"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b08f6e" loext:opacity="100%" style:font-name="Source Serif Pro Bold" fo:font-size="18pt" officeooo:rsid="002a78dc" officeooo:paragraph-rsid="002a78dc" style:font-size-asian="18pt" style:font-size-complex="18pt"/>
    </style:style>
    <style:style style:name="P39" style:family="paragraph" style:parent-style-name="Standard">
      <loext:graphic-properties draw:fill="none"/>
      <style:paragraph-properties fo:margin-left="0.499cm" fo:margin-right="0.499cm" fo:text-align="justify" style:justify-single-word="false" fo:text-indent="0cm" style:auto-text-indent="false" fo:background-color="transparent"/>
      <style:text-properties fo:color="#99ffff" loext:opacity="100%" style:font-name="ZX Spectrum-7" fo:font-size="18pt" officeooo:rsid="0025942d" officeooo:paragraph-rsid="0025942d" style:font-size-asian="18pt" style:font-size-complex="18pt"/>
    </style:style>
    <style:style style:name="T1" style:family="text">
      <style:text-properties fo:color="#ffffff" loext:opacity="100%" style:font-name="Source Serif Pro Semibold"/>
    </style:style>
    <style:style style:name="T2" style:family="text">
      <style:text-properties style:font-name="Source Serif Pro Semibold"/>
    </style:style>
    <style:style style:name="T3" style:family="text">
      <style:text-properties style:font-name="Source Serif Pro Semibold" officeooo:rsid="0021ddc2"/>
    </style:style>
    <style:style style:name="T4" style:family="text">
      <style:text-properties style:font-name="Source Serif Pro Semibold" officeooo:rsid="00429748"/>
    </style:style>
    <style:style style:name="T5" style:family="text">
      <style:text-properties style:font-name="Source Serif Pro Semibold" officeooo:rsid="00686689"/>
    </style:style>
    <style:style style:name="T6" style:family="text">
      <style:text-properties style:font-name="Source Serif Pro Semibold" officeooo:rsid="0076d6f4"/>
    </style:style>
    <style:style style:name="T7" style:family="text">
      <style:text-properties fo:color="#ff8000" loext:opacity="100%" style:font-name="Source Serif Pro Bold"/>
    </style:style>
    <style:style style:name="T8" style:family="text">
      <style:text-properties fo:color="#ff8000" loext:opacity="100%" style:font-name="Source Serif Pro Bold" style:text-underline-style="none" fo:font-weight="normal" style:font-weight-asian="normal" style:font-weight-complex="normal"/>
    </style:style>
    <style:style style:name="T9" style:family="text">
      <style:text-properties fo:color="#ff8000" loext:opacity="100%" style:font-name="Source Serif Pro Bold" style:text-underline-style="none" fo:font-weight="normal" officeooo:rsid="005ae2cd" style:font-weight-asian="normal" style:font-weight-complex="normal"/>
    </style:style>
    <style:style style:name="T10" style:family="text">
      <style:text-properties fo:color="#ff8000" loext:opacity="100%" style:font-name="Source Serif Pro Bold" officeooo:rsid="005bb7c5"/>
    </style:style>
    <style:style style:name="T11" style:family="text">
      <style:text-properties fo:color="#ff8000" loext:opacity="100%" fo:font-size="20pt" style:font-size-asian="20pt" style:font-size-complex="20pt"/>
    </style:style>
    <style:style style:name="T12" style:family="text">
      <style:text-properties fo:color="#ff8000" loext:opacity="100%" fo:font-size="20pt" officeooo:rsid="006e807f" style:font-size-asian="20pt" style:font-size-complex="20pt"/>
    </style:style>
    <style:style style:name="T13" style:family="text">
      <style:text-properties fo:color="#ff8000" loext:opacity="100%" fo:font-size="20pt" officeooo:rsid="0075a3ca" style:font-size-asian="20pt" style:font-size-complex="20pt"/>
    </style:style>
    <style:style style:name="T14" style:family="text">
      <style:text-properties fo:color="#ff8000" loext:opacity="100%" style:font-name="ZX Spectrum" fo:font-size="13pt" style:font-size-asian="13pt" style:font-size-complex="13pt"/>
    </style:style>
    <style:style style:name="T15" style:family="text">
      <style:text-properties officeooo:rsid="005ae2cd"/>
    </style:style>
    <style:style style:name="T16" style:family="text">
      <style:text-properties officeooo:rsid="005fed85"/>
    </style:style>
    <style:style style:name="T17" style:family="text">
      <style:text-properties officeooo:rsid="00623bbf"/>
    </style:style>
    <style:style style:name="T18" style:family="text">
      <style:text-properties fo:font-size="20pt" style:font-size-asian="20pt" style:font-size-complex="20pt"/>
    </style:style>
    <style:style style:name="T19" style:family="text">
      <style:text-properties fo:font-size="20pt" officeooo:rsid="00687712" style:font-size-asian="20pt" style:font-size-complex="20pt"/>
    </style:style>
    <style:style style:name="T20" style:family="text">
      <style:text-properties fo:font-size="20pt" officeooo:rsid="006e807f" style:font-size-asian="20pt" style:font-size-complex="20pt"/>
    </style:style>
    <style:style style:name="T21" style:family="text">
      <style:text-properties fo:font-size="20pt" officeooo:rsid="0075a3ca" style:font-size-asian="20pt" style:font-size-complex="20pt"/>
    </style:style>
    <style:style style:name="T22" style:family="text">
      <style:text-properties fo:color="#b08f6e" loext:opacity="100%" style:font-name="Source Serif Pro Bold"/>
    </style:style>
    <style:style style:name="T23" style:family="text">
      <style:text-properties fo:color="#b08f6e" loext:opacity="100%" style:font-name="Source Serif Pro Bold" style:text-underline-style="none" fo:font-weight="normal" style:font-weight-asian="normal" style:font-weight-complex="normal"/>
    </style:style>
    <style:style style:name="T24" style:family="text">
      <style:text-properties fo:color="#b08f6e" loext:opacity="100%" style:font-name="Source Serif Pro Bold" style:text-underline-style="none" fo:font-weight="normal" officeooo:rsid="005ae2cd" style:font-weight-asian="normal" style:font-weight-complex="normal"/>
    </style:style>
    <style:style style:name="T25" style:family="text">
      <style:text-properties fo:color="#b08f6e" loext:opacity="100%" style:font-name="Source Serif Pro Bold" officeooo:rsid="005bb7c5"/>
    </style:style>
    <style:style style:name="T26" style:family="text">
      <style:text-properties fo:color="#b08f6e" loext:opacity="100%" fo:font-size="20pt" style:font-size-asian="20pt" style:font-size-complex="20pt"/>
    </style:style>
    <style:style style:name="T27" style:family="text">
      <style:text-properties fo:color="#b08f6e" loext:opacity="100%" fo:font-size="20pt" officeooo:rsid="0075a3ca" style:font-size-asian="20pt" style:font-size-complex="20pt"/>
    </style:style>
    <style:style style:name="T28" style:family="text">
      <style:text-properties fo:color="#b08f6e" loext:opacity="100%" fo:font-size="20pt" officeooo:rsid="006e807f" style:font-size-asian="20pt" style:font-size-complex="20pt"/>
    </style:style>
    <style:style style:name="T29" style:family="text">
      <style:text-properties fo:color="#b08f6e" loext:opacity="100%" style:font-name="ZX Spectrum" fo:font-size="13pt" style:font-size-asian="13pt" style:font-size-complex="13pt"/>
    </style:style>
    <style:style style:name="T30" style:family="text">
      <style:text-properties fo:font-size="18pt" style:font-size-asian="18pt" style:font-size-complex="18pt"/>
    </style:style>
    <style:style style:name="fr1" style:family="graphic" style:parent-style-name="Graphics">
      <style:graphic-properties style:vertical-pos="from-top" style:vertical-rel="paragraph" style:horizontal-pos="from-left" style:horizontal-rel="paragraph" fo:padding="0.049cm" fo:border="0.51pt solid #b08f6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51pt solid #b08f6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51pt solid #b08f6e" style:shadow="#333333 0.176cm 0.176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51pt solid #b08f6e" style:shadow="#333333 0.176cm 0.176cm" draw:shadow-opacity="100%"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n6" text:anchor-type="char" svg:x="0cm" svg:y="0cm" svg:width="20.999cm" svg:height="29.7cm" draw:z-index="0"><draw:image xlink:href="../man_bk.jpg" xlink:type="simple" xlink:show="embed" xlink:actuate="onLoad" draw:filter-name="&lt;Todas las imágenes&gt;" draw:mime-type="image/jpeg"/></draw:frame></text:p>
      <text:p text:style-name="P1"/>
      <text:p text:style-name="P33"/>
      <text:p text:style-name="P35"/>
      <text:p text:style-name="P34"/>
      <text:p text:style-name="P34"/>
      <text:p text:style-name="P34"/>
      <text:p text:style-name="P34"/>
      <text:p text:style-name="P34"/>
      <text:p text:style-name="P36"><text:span text:style-name="T2">Amstrad CPC </text:span><text:span text:style-name="T6">v1.0 </text:span><text:span text:style-name="T2">- </text:span><text:span text:style-name="T4">© </text:span><text:span text:style-name="T3">2015/</text:span><text:span text:style-name="T5">20</text:span><text:span text:style-name="T2">22</text:span></text:p>
      <text:p text:style-name="P32"/>
      <text:p text:style-name="P31"/>
      <text:p text:style-name="P22"><draw:frame draw:style-name="fr6" draw:name="Imagen1" text:anchor-type="paragraph" svg:x="0.439cm" svg:y="0.178cm" svg:width="1.912cm" svg:height="1.849cm" draw:z-index="5"><draw:image xlink:href="../prota.png" xlink:type="simple" xlink:show="embed" xlink:actuate="onLoad" draw:mime-type="image/png"/></draw:frame>Lead our hero into the underground of the old space station to blow up the entire complex and wipe out its evil inhabitants. But beware, the environment is dangerous. Avoid coming into contact with the enemies, and falling into the lava or radioactive waste pits.</text:p>
      <text:p text:style-name="P5"/>
      <text:p text:style-name="P5"/>
      <text:p text:style-name="P23"><draw:frame draw:style-name="fr4" draw:name="Imagen2" text:anchor-type="paragraph" svg:x="0.549cm" svg:y="0.24cm" svg:width="1.746cm" svg:height="1.746cm" draw:z-index="6"><draw:image xlink:href="../explosivo.png" xlink:type="simple" xlink:show="embed" xlink:actuate="onLoad" draw:mime-type="image/png"/></draw:frame>To successfully complete the mission you must obtain the 10 explosives that are scattered around the station, and place them in the explosives depot, deep inside the </text:p>
      <text:p text:style-name="P23">Martian base. Once deposited, you must return to the control centre and activate the detonator.</text:p>
      <text:p text:style-name="P6"/>
      <text:p text:style-name="P6"/>
      <text:p text:style-name="P24"><draw:frame draw:style-name="fr4" draw:name="Imagen3" text:anchor-type="paragraph" svg:x="0.557cm" svg:y="0.37cm" svg:width="1.893cm" svg:height="1.774cm" draw:z-index="4"><draw:image xlink:href="../key.png" xlink:type="simple" xlink:show="embed" xlink:actuate="onLoad" draw:mime-type="image/png"/></draw:frame>Sometimes you will have to access locked areas with access cards, so you will have to locate these cards before you can continue your mission.</text:p>
      <text:p text:style-name="P2"/>
      <text:p text:style-name="P2"/>
      <text:p text:style-name="P25"><draw:frame draw:style-name="fr4" draw:name="Imagen4" text:anchor-type="paragraph" svg:x="0.545cm" svg:y="0.152cm" svg:width="1.864cm" svg:height="1.864cm" draw:z-index="7"><draw:image xlink:href="../municion.png" xlink:type="simple" xlink:show="embed" xlink:actuate="onLoad" draw:mime-type="image/png"/></draw:frame>You have the possibility to fire plasma bullets against your enemies, but be careful, don't waste ammunition is scarce. There are refills scattered throughout the complex. Reserve some ammunition for the way back.</text:p>
      <text:p text:style-name="P8"/>
      <text:p text:style-name="P7"/>
      <text:p text:style-name="P7"><text:soft-page-break/></text:p>
      <text:p text:style-name="P8"/>
      <text:p text:style-name="P8"/>
      <text:p text:style-name="P25"><draw:frame draw:style-name="fr4" draw:name="Imagen5" text:anchor-type="paragraph" svg:x="0.573cm" svg:y="0.203cm" svg:width="1.655cm" svg:height="1.766cm" draw:z-index="8"><draw:image xlink:href="../oxigeno.png" xlink:type="simple" xlink:show="embed" xlink:actuate="onLoad" draw:mime-type="image/png"/></draw:frame>Available oxygen is very scarce. Keep an eye on the condition of your oxygen tanks and find new ones before they run out or you will die on the spot. Reserve some oxygen for the return.</text:p>
      <text:p text:style-name="P7"/>
      <text:p text:style-name="P4"/>
      <text:p text:style-name="P4"><draw:frame draw:style-name="fr5" draw:name="Imagen13" text:anchor-type="char" svg:x="0cm" svg:y="0cm" svg:width="20.999cm" svg:height="29.7cm" draw:z-index="1"><draw:image xlink:href="../man_bk2.jpg" xlink:type="simple" xlink:show="embed" xlink:actuate="onLoad" draw:filter-name="&lt;Todas las imágenes&gt;" draw:mime-type="image/jpeg"/></draw:frame></text:p>
      <text:p text:style-name="P15"/>
      <text:p text:style-name="P37">ENEMI<text:span text:style-name="T15">E</text:span>S:</text:p>
      <text:p text:style-name="P9"/>
      <text:p text:style-name="P9"/>
      <text:p text:style-name="P39"><draw:frame draw:style-name="fr4" draw:name="Imagen7" text:anchor-type="paragraph" svg:x="0.658cm" svg:y="0.159cm" svg:width="1.919cm" svg:height="1.919cm" draw:z-index="9"><draw:image xlink:href="../infectado.png" xlink:type="simple" xlink:show="embed" xlink:actuate="onLoad" draw:mime-type="image/png"/></draw:frame><text:span text:style-name="T23">INFECT</text:span><text:span text:style-name="T24">E</text:span><text:span text:style-name="T23">D:</text:span> <text:span text:style-name="T1">Previous companions who attempted the mission and failed. The bite of the arachnoviruses keeps them in an undead state. They move in a linear fashion and can be very fast. Take them out before they infect you.</text:span></text:p>
      <text:p text:style-name="P14"/>
      <text:p text:style-name="P14"/>
      <text:p text:style-name="P39"><draw:frame draw:style-name="fr4" draw:name="Imagen8" text:anchor-type="paragraph" svg:x="0.658cm" svg:y="0.159cm" svg:width="1.946cm" svg:height="1.946cm" draw:z-index="10"><draw:image xlink:href="../aracnovirus.png" xlink:type="simple" xlink:show="embed" xlink:actuate="onLoad" draw:mime-type="image/png"/></draw:frame><text:span text:style-name="T22">ARAC</text:span><text:span text:style-name="T25">H</text:span><text:span text:style-name="T22">NOVIRUS:</text:span> <text:span text:style-name="T1">Erratic and fast moving. They usually move through the air. They are the most numerous aliens that have colonised the base.</text:span></text:p>
      <text:p text:style-name="P14"/>
      <text:p text:style-name="P14"/>
      <text:p text:style-name="P39"><draw:frame draw:style-name="fr4" draw:name="Imagen9" text:anchor-type="paragraph" svg:x="0.631cm" svg:y="0.159cm" svg:width="1.946cm" svg:height="1.946cm" draw:z-index="11"><draw:image xlink:href="../pelusoide.png" xlink:type="simple" xlink:show="embed" xlink:actuate="onLoad" draw:mime-type="image/png"/></draw:frame><text:span text:style-name="T22">PELUSOID:</text:span> <text:span text:style-name="T1">They are very intelligent. They can remain crouched waiting for your arrival. If they see or hear you, they will pounce on you. In that case finish them off as soon as possible. It is best to keep your distance.</text:span></text:p>
      <text:p text:style-name="P3"/>
      <text:p text:style-name="P3"/>
      <text:p text:style-name="P3"/>
      <text:p text:style-name="P19"><draw:frame draw:style-name="fr3" draw:name="Imagen14" text:anchor-type="char" svg:x="0cm" svg:y="0cm" svg:width="20.999cm" svg:height="29.7cm" draw:z-index="2"><draw:image xlink:href="../man_bk2.jpg" xlink:type="simple" xlink:show="embed" xlink:actuate="onLoad" draw:filter-name="&lt;Todas las imágenes&gt;" draw:mime-type="image/jpeg"/></draw:frame></text:p>
      <text:p text:style-name="P19"/>
      <text:p text:style-name="P19"/>
      <text:p text:style-name="P19"><text:soft-page-break/></text:p>
      <text:p text:style-name="P38"><text:span text:style-name="T16">GAME </text:span>CONTROL:</text:p>
      <text:p text:style-name="P16"/>
      <text:p text:style-name="P10"><draw:frame draw:style-name="fr3" draw:name="Imagen12" text:anchor-type="char" svg:x="0cm" svg:y="0cm" svg:width="20.999cm" svg:height="29.7cm" draw:z-index="3"><draw:image xlink:href="../man_bk2.jpg" xlink:type="simple" xlink:show="embed" xlink:actuate="onLoad" draw:filter-name="&lt;Todas las imágenes&gt;" draw:mime-type="image/jpeg"/></draw:frame><text:tab/><text:span text:style-name="T30">1: Keyboard.<text:tab/><text:tab/>2: Joystick.</text:span></text:p>
      <text:p text:style-name="P26"/>
      <text:p text:style-name="P26"><text:tab/>Q:<text:tab/><text:tab/>Jump.</text:p>
      <text:p text:style-name="P26"><text:tab/>A:<text:tab/><text:tab/>Action. (Deposit explosives, press detonator)</text:p>
      <text:p text:style-name="P26"><text:tab/>O:<text:tab/><text:tab/>Left.</text:p>
      <text:p text:style-name="P26"><text:tab/>P:<text:tab/><text:tab/>Right.</text:p>
      <text:p text:style-name="P26"><text:tab/>SP<text:span text:style-name="T17">A</text:span>C<text:span text:style-name="T17">E</text:span>:<text:tab/>Shoot.</text:p>
      <text:p text:style-name="P26"/>
      <text:p text:style-name="P26"><text:tab/>M:<text:tab/><text:tab/>Music Yes/No.</text:p>
      <text:p text:style-name="P26"><text:tab/>Enter:<text:tab/>Pause.</text:p>
      <text:p text:style-name="P26"><text:tab/>ESC:<text:tab/>Cancel game.</text:p>
      <text:p text:style-name="P18"/>
      <text:p text:style-name="P17"><draw:frame draw:style-name="fr2" draw:name="Imagen10" text:anchor-type="paragraph" svg:x="0.771cm" svg:y="0.363cm" svg:width="9.234cm" svg:height="6.5cm" draw:z-index="12"><draw:image xlink:href="../pant1.jpg" xlink:type="simple" xlink:show="embed" xlink:actuate="onLoad" draw:mime-type="image/jpeg"/></draw:frame><draw:frame draw:style-name="fr1" draw:name="Imagen11" text:anchor-type="paragraph" svg:x="10.811cm" svg:y="0.363cm" svg:width="9.32cm" svg:height="6.5cm" draw:z-index="13"><draw:image xlink:href="../pant2.jpg" xlink:type="simple" xlink:show="embed" xlink:actuate="onLoad" draw:mime-type="image/jpeg"/></draw:frame></text:p>
      <text:p text:style-name="P17"/>
      <text:p text:style-name="P17"/>
      <text:p text:style-name="P17"/>
      <text:p text:style-name="P17"/>
      <text:p text:style-name="P17"/>
      <text:p text:style-name="P17"/>
      <text:p text:style-name="P17"/>
      <text:p text:style-name="P17"/>
      <text:p text:style-name="P17"/>
      <text:p text:style-name="P20"/>
      <text:p text:style-name="P11"><text:span text:style-name="T11"><text:s/></text:span><text:span text:style-name="T26">salvaKantero:</text:span><text:span text:style-name="T18"> Program, gr</text:span><text:span text:style-name="T19">aphics</text:span><text:span text:style-name="T18">, </text:span><text:span text:style-name="T19">sound effects</text:span><text:span text:style-name="T18">.</text:span></text:p>
      <text:p text:style-name="P29"><text:span text:style-name="T11"><text:s text:c="27"/></text:span><text:span text:style-name="T29">tacha</text:span><text:span text:style-name="T26">:</text:span><text:span text:style-name="T18"> M</text:span><text:span text:style-name="T19">usic</text:span><text:span text:style-name="T18">.</text:span></text:p>
      <text:p text:style-name="P28"><text:span text:style-name="T12"><text:s text:c="17"/></text:span><text:span text:style-name="T27">masterklown</text:span><text:span text:style-name="T26">:</text:span><text:span text:style-name="T18"> </text:span><text:span text:style-name="T21">Cover illustration</text:span><text:span text:style-name="T18">.</text:span></text:p>
      <text:p text:style-name="P27"><text:span text:style-name="T13"><text:s text:c="20"/></text:span><text:span text:style-name="T27">b</text:span><text:span text:style-name="T28">lackmores</text:span><text:span text:style-name="T26">:</text:span><text:span text:style-name="T18"> </text:span><text:span text:style-name="T20">Betatesting</text:span><text:span text:style-name="T18">.</text:span></text:p>
      <text:p text:style-name="P30"/>
      <text:p text:style-name="P13"/>
      <text:p text:style-name="P12">A very special thanks to the "Mojon Twins" </text:p>
      <text:p text:style-name="P12">for refining and sharing their MK1 game engin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bduction" svg:font-family="Abduction"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ource Serif Pro Bold" svg:font-family="'Source Serif Pro Bold'" style:font-family-generic="roman"/>
    <style:font-face style:name="Source Serif Pro Semibold" svg:font-family="'Source Serif Pro Semibold'" style:font-family-generic="roman" style:font-pitch="variable"/>
    <style:font-face style:name="ZX Spectrum" svg:font-family="'ZX Spectrum'" style:font-pitch="variable"/>
    <style:font-face style:name="ZX Spectrum-7" svg:font-family="'ZX Spectrum-7'" style:font-pitch="variable"/>
    <style:font-face style:name="ZX Spectrum7 Bold" svg:font-family="'ZX Spectrum7 Bold'"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000000" style:writing-mode="lr-tb" style:layout-grid-color="#c0c0c0" style:layout-grid-lines="20" style:layout-grid-base-height="0.706cm" style:layout-grid-ruby-height="0.353cm" style:layout-grid-mode="none" style:layout-grid-ruby-below="false" style:layout-grid-print="false" style:layout-grid-display="false" draw:fill="solid" draw:fill-color="#000000"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000000" draw:opacity="100%" draw:fill-image-width="0cm" draw:fill-image-height="0cm" style:repeat="repeat" draw:fill-image-ref-point-x="0%" draw:fill-image-ref-point-y="0%" draw:fill-image-ref-point="center" draw:tile-repeat-offset="0% vertical"/>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9T16:23:49.873000000</meta:creation-date>
    <dc:date>2022-05-29T12:46:06.348000000</dc:date>
    <meta:editing-duration>PT4H46M44S</meta:editing-duration>
    <meta:editing-cycles>78</meta:editing-cycles>
    <meta:generator>LibreOffice/7.3.2.2$Windows_X86_64 LibreOffice_project/49f2b1bff42cfccbd8f788c8dc32c1c309559be0</meta:generator>
    <meta:document-statistic meta:table-count="0" meta:image-count="14" meta:object-count="0" meta:page-count="3" meta:paragraph-count="27" meta:word-count="345" meta:character-count="2135" meta:non-whitespace-character-count="1735"/>
  </office:meta>
</office:document-meta>
</file>